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66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336600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er le server</text:p>
      <text:p text:style-name="P1"/>
      <text:p text:style-name="P1">Installez Node</text:p>
      <text:p text:style-name="Standard">https://nodejs.org/en/</text:p>
      <text:p text:style-name="Standard"/>
      <text:p text:style-name="P1">Installez Angular</text:p>
      <text:p text:style-name="Standard">npm install -g @angular/cli</text:p>
      <text:p text:style-name="Standard"/>
      <text:p text:style-name="P2">Installer le Frontend</text:p>
      <text:p text:style-name="Standard">cd frontend</text:p>
      <text:p text:style-name="Standard">npm install</text:p>
      <text:p text:style-name="Standard"/>
      <text:p text:style-name="Standard"><text:span text:style-name="T1">Lancer le server</text:span></text:p>
      <text:p text:style-name="Standard">ng serve</text:p>
      <text:p text:style-name="Standard">http://localhost:4200</text:p>
      <text:p text:style-name="Standard"/>
      <text:p text:style-name="P2">Installer le Backend</text:p>
      <text:p text:style-name="P1">Lancer node server</text:p>
      <text:p text:style-name="Standard">node server</text:p>
      <text:p text:style-name="Standard">http://localhost:3000</text:p>
      <text:p text:style-name="Standard"/>
      <text:p text:style-name="P1">Installer Nodemon</text:p>
      <text:p text:style-name="Standard">npm install -g nodemon</text:p>
      <text:p text:style-name="Standard"/>
      <text:p text:style-name="P1">lancer nodemon</text:p>
      <text:p text:style-name="Standard">nodemon server</text:p>
      <text:p text:style-name="Standard"/>
      <text:p text:style-name="P1">installer express</text:p>
      <text:p text:style-name="Standard">npm install --save express</text:p>
      <text:p text:style-name="Standard"/>
      <text:p text:style-name="P1">Gerer les demande POST</text:p>
      <text:p text:style-name="Standard">npm install --save body-parser</text:p>
      <text:p text:style-name="Standard"/>
      <text:p text:style-name="P1">Installation mongo</text:p>
      <text:p text:style-name="P4"><text:span text:style-name="T2">npm install --save mongoose</text:span> </text:p>
      <text:p text:style-name="P4"/>
      <text:p text:style-name="P5">Gestion des champs unique pour mongoose</text:p>
      <text:p text:style-name="P4">npm install –save mongoose-unique-validator</text:p>
      <text:p text:style-name="P4"/>
      <text:p text:style-name="P5">Installation bCrypt pour les mot de passe</text:p>
      <text:p text:style-name="P4">npm install --save bcrypt</text:p>
      <text:p text:style-name="P4"/>
      <text:p text:style-name="P5">Gestion des tokens pour l'authentification</text:p>
      <text:p text:style-name="P4">npm install --save jsonwebtoken</text:p>
      <text:p text:style-name="P4"/>
      <text:p text:style-name="P5">Gestion de fichier</text:p>
      <text:p text:style-name="P4">npm install –save mul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h</meta:initial-creator>
    <meta:creation-date>2021-09-23T10:00:27.25</meta:creation-date>
    <dc:date>2021-09-23T16:05:52.77</dc:date>
    <dc:creator>m h</dc:creator>
    <meta:editing-duration>PT6H5M24S</meta:editing-duration>
    <meta:editing-cycles>5</meta:editing-cycles>
    <meta:generator>OpenOffice/4.1.10$Win32 OpenOffice.org_project/4110m2$Build-9807</meta:generator>
    <meta:document-statistic meta:table-count="0" meta:image-count="0" meta:object-count="0" meta:page-count="1" meta:paragraph-count="33" meta:word-count="106" meta:character-count="728"/>
  </office:meta>
</office:document-meta>
</file>